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622" officeooo:paragraph-rsid="001ae622"/>
    </style:style>
    <style:style style:name="T1" style:family="text">
      <style:text-properties officeooo:rsid="001b9151"/>
    </style:style>
    <style:style style:name="T2" style:family="text">
      <style:text-properties officeooo:rsid="001cd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contains content chosen by <text:span text:style-name="T2">Attacker</text:span>!</text:p>
      <text:p text:style-name="P1"/>
      <text:p text:style-name="P1">Macro Code signed by Trusted Pers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8:34:36.300000000</meta:creation-date>
    <dc:date>2021-09-23T18:38:35.768000000</dc:date>
    <meta:editing-duration>PT3M19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3" meta:character-count="87" meta:non-whitespace-character-count="7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b4007800c900b100b9009a004500f2009c002200a600cc00f600eb00f400e7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d77EMB2Rj0Bx6gO4QEO1rUqqMsYsfVxi++x4BysM6HU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ab004000aa00240074004f00c000a2000200bc008700a0007d000b00df">
        <DigestMethod Algorithm="http://www.w3.org/2001/04/xmlenc#sha256"/>
        <DigestValue>RR7nPpkofrloVeaPKJo8GsDAH7ck8w/MQJ+MaQBgh1I=</DigestValue>
      </Reference>
      <Reference URI="#idSignedProperties" Type="http://uri.etsi.org/01903#SignedProperties">
        <DigestMethod Algorithm="http://www.w3.org/2001/04/xmlenc#sha256"/>
        <DigestValue>HlJT7SgG4WeGM/THcNjAbEgkzf+/fgfVu+4lgxSR0wE=</DigestValue>
      </Reference>
    </SignedInfo>
    <SignatureValue>LdforzDne5Wqitp3UP9NHjXx6BAf+Rjf3/3Vs3C2Dg79yCwvU5KKYPbqD6PwIpy0
Gx5b6z46BxVkHnlMLAyQfiOdl/DJiWiaJ2dR917Pl2RWfN5PJwmyR6D0a/3kEKyb
A9HplxPoMfPlM7jt518n7h6yILmhcO9KQ0TbUdgVn6nIjf4gqmqewO7+EovdB//c
MH6W8wAhiiIN7aUk2X4OBQvziMMdLqSd+d/ebdS59Arrz2ZzCkanf5jC5lYofPyw
aLwoBrm/LB3USylu11rBOAK7UHCWHaYMRrZoohpWzoEB2SAX9Rw4vDvW6wdZolhz
eRtoJF+HzJtM7Ssawzg12w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0600ab004000aa00240074004f00c000a2000200bc008700a0007d000b00df" Target="#ID_00b4007800c900b100b9009a004500f2009c002200a600cc00f600eb00f400e7">
          <dc:date xmlns:dc="http://purl.org/dc/elements/1.1/">2022-02-10T17:57:15.657000000</dc:date>
        </SignatureProperty>
      </SignatureProperties>
    </Object>
    <Object xmlns:xd="http://uri.etsi.org/01903/v1.3.2#">
      <xd:QualifyingProperties Target="#ID_00b4007800c900b100b9009a004500f2009c002200a600cc00f600eb00f400e7">
        <xd:SignedProperties Id="idSignedProperties">
          <xd:SignedSignatureProperties>
            <xd:SigningTime>2022-02-10T17:57:15.657000000</xd:SigningTime>
            <xd:SigningCertificate>
              <xd:Cert>
                <xd:CertDigest>
                  <DigestMethod Algorithm="http://www.w3.org/2001/04/xmlenc#sha256"/>
                  <DigestValue>fwSeEr5yfPzqeA/uubHS9gZ7l+P2pYbwOVwrI8pBCno=</DigestValue>
                </xd:CertDigest>
                <xd:IssuerSerial>
                  <X509IssuerName>CN=WISeKey CertifyID Personal GB CA 4, O=WISeKey, C=CH</X509IssuerName>
                  <X509SerialNumber>507518700802045552005776449165054938161464526730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HDCCBASgAwIBAgIUWOXs9lLclAWdmWJTvdd5SmjIx4owDQYJKoZIhvcNAQELBQAwTDELMAkGA1UEBhMCQ0gxEDAOBgNVBAoTB1dJU2VLZXkxKzApBgNVBAMTIldJU2VLZXkgQ2VydGlmeUlEIFBlcnNvbmFsIEdCIENBIDQwHhcNMjIwMjEwMTUzNDI3WhcNMjIwNTExMTQ0NDAwWjCBmDFCMEAGA1UECww5UGVyc29uJ3MgSWRlbnRpdHkgbm90IFZlcmlmaWVkIC0gV0lTZUlEIEZyZWUgQ2VydGlmaWNhdGVzMSUwIwYDVQQDDBx0cnVzdGVkLnBlcnNvbi5vZGZAZ21haWwuY29tMSswKQYJKoZIhvcNAQkBFhx0cnVzdGVkLnBlcnNvbi5vZGZAZ21haWwuY29tMIIBIjANBgkqhkiG9w0BAQEFAAOCAQ8AMIIBCgKCAQEAnmTs5AtJ2EmImpEknmq6zdWEILLmQiiarTmigqsBMntesnUiEnk9TFuv6G9hMMbFmCJDy9PMhDTcfZZY5jah3ZjZd1IUmAGilCW4h68KTMufPKfgweiGZnqCXuZdboH7JxMxPihLov0iCqHPFFH9xXY0jGG9RkCYhl2b56ivvwNpkTCD1bP0DCqpF7xFZFigBmTYMB9U3VPnAg+hocl8lF2fe13/dYUSPs6tR44KyKIRdnfj6oTTI/pUlChPUMtot4vNgGlkNw/+aOiCFkhVKqidL22PCgrZUyCsEzD/h5Q8L2K9/xxVSpAzzFNRhSeulGdRXArjT+05Y+zBjXPPsQIDAQABo4IBpzCCAaMwDAYDVR0TAQH/BAIwADAfBgNVHSMEGDAWgBTbaCwDV3rMPWxpoTmgm7+wihlXsTBwBggrBgEFBQcBAQRkMGIwOwYIKwYBBQUHMAKGL2h0dHA6Ly9wdWJsaWMud2lzZWtleS5jb20vY3J0L3djaWRwZXJzZ2JjYTQuY2VyMCMGCCsGAQUFBzABhhdodHRwOi8vb2NzcC53aXNla2V5LmNvbTAnBgNVHREEIDAegRx0cnVzdGVkLnBlcnNvbi5vZGZAZ21haWwuY29tMEcGA1UdIARAMD4wPAYIYIV0BQ4HBAEwMDAuBggrBgEFBQcCARYiaHR0cDovL3d3dy53aXNla2V5LmNvbS9yZXBvc2l0b3J5LzBABgNVHR8EOTA3MDWgM6Axhi9odHRwOi8vcHVibGljLndpc2VrZXkuY29tL2NybC93Y2lkcGVyc2diY2E0LmNybDAdBgNVHQ4EFgQU+DXlKPw/8UzjxvBEo+QGJDjrgWcwHQYDVR0lBBYwFAYIKwYBBQUHAwIGCCsGAQUFBwMEMA4GA1UdDwEB/wQEAwIFoDANBgkqhkiG9w0BAQsFAAOCAQEALTdfqbp4+dIEhFG6b7KLGVdWAgrrEFoUveMiLIGVfaP+k+Q4RM8pNQtvgbjjVUfwFYuOlCIEEhBBHAfF59/4CPXn8ySxI+J2rH48UC3nrxf8OlPxxY/KAbuweorIlLtm2P/LhnrvO8CXn8g3uW5DRQLgk0cW7go9pawJqOEwHuPXZQF8hUBAqOlJzWU+MeFSunVhQ8k9tc2PcFYZYlvp8Rgy0udDgJVeFcn0QEruvEL+RlIhrmDPtPrUzYAdLOMzxGjcvBVWHiXpatNXjD0XAUg7HLxQ4NjXl0eZeFTb1YoRnJt/SQ6wfA9BiqN/wc26FKY8qLg8QRscubNgex1DMA==</xd:EncapsulatedX509Certificate>
            </xd:CertificateValues>
          </xd:UnsignedSignatureProperties>
        </xd:UnsignedProperties>
      </xd:QualifyingProperties>
    </Object>
  </Signature>
</document-signatures>
</file>